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style:line-height-at-least="0.2709in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.1457in" fo:margin-top="0in" fo:margin-bottom="0in" loext:contextual-spacing="false" fo:orphans="2" fo:widows="2" fo:text-indent="0in" style:auto-text-indent="false"/>
    </style:style>
    <style:style style:name="P4" style:family="paragraph" style:parent-style-name="Heading_20_1">
      <style:text-properties fo:font-variant="normal" fo:text-transform="none" fo:color="#333333" style:font-name="Microsoft YaHei" fo:font-size="18pt" fo:letter-spacing="normal" fo:font-style="normal" fo:font-weight="normal" fo:background-color="#ffffff" loext:padding="0in" loext:border="none"/>
    </style:style>
    <style:style style:name="T1" style:family="text">
      <style:text-properties fo:font-variant="normal" fo:text-transform="none" fo:color="#858585" style:font-name="Microsoft YaHei" fo:font-size="10.5pt" fo:letter-spacing="normal" fo:font-style="normal" fo:font-weight="normal" fo:background-color="#ffffff" loext:char-shading-value="0" loext:padding="0in" loext:border="none"/>
    </style:style>
    <style:style style:name="T2" style:family="text">
      <style:text-properties fo:font-variant="normal" fo:text-transform="none" fo:color="#858585" fo:letter-spacing="normal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3" style:family="text">
      <style:text-properties fo:font-variant="normal" fo:text-transform="none" fo:color="#78a5f1" style:text-line-through-style="none" style:text-line-through-type="none" fo:letter-spacing="normal" style:text-underline-style="none" style:text-blinking="false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4" style:family="text">
      <style:text-properties fo:color="#4d4d4d" style:font-name-asian="Microsoft YaHei" style:font-size-asian="9pt" loext:padding="0in" loext:border="none"/>
    </style:style>
    <style:style style:name="T5" style:family="text">
      <style:text-properties fo:color="#4d4d4d" style:font-name-asian="Microsoft YaHei" style:font-size-asian="12pt" style:font-style-asian="italic" style:font-weight-asian="bold" loext:padding="0in" loext:border="none"/>
    </style:style>
    <style:style style:name="T6" style:family="text">
      <style:text-properties fo:color="#4d4d4d" style:font-name="Microsoft YaHei" fo:font-size="12pt" fo:font-style="italic" fo:font-weight="bold" loext:padding="0in" loext:border="none"/>
    </style:style>
    <style:style style:name="T7" style:family="text">
      <style:text-properties fo:color="#3399ea" style:text-line-through-style="none" style:text-line-through-type="none" style:text-underline-style="none" style:text-blinking="false" style:font-name-asian="Microsoft YaHei" style:font-size-asian="9pt" loext:padding="0in" loext:border="none"/>
    </style:style>
    <style:style style:name="T8" style:family="text">
      <style:text-properties fo:color="#3399ea" style:text-line-through-style="none" style:text-line-through-type="none" style:font-name="Microsoft YaHei" fo:font-size="10.5pt" style:text-underline-style="none" style:text-blinking="false" loext:padding="0in" loext:border="none"/>
    </style:style>
    <style:style style:name="T9" style:family="text">
      <style:text-properties fo:color="#6795b5" style:text-line-through-style="none" style:text-line-through-type="none" style:font-name="Microsoft YaHei" fo:font-size="12pt" fo:font-style="italic" style:text-underline-style="none" fo:font-weight="bold" style:text-blinking="false" loext:padding="0in" loext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while (~scanf("%d%d",&amp;n,&amp;m))</text:h>
      <text:p text:style-name="P3"><text:span text:style-name="T1">2018</text:span><text:span text:style-name="T2">年</text:span><text:span text:style-name="T1">08</text:span><text:span text:style-name="T2">月</text:span><text:span text:style-name="T1">16</text:span><text:span text:style-name="T2">日 </text:span><text:span text:style-name="T1">17:42:01 </text:span><text:a xlink:type="simple" xlink:href="https://me.csdn.net/qq_41765712" office:target-frame-name="_blank" xlink:show="new" text:style-name="Internet_20_link" text:visited-style-name="Visited_20_Internet_20_Link"><text:span text:style-name="T3">樊庆威</text:span></text:a><text:span text:style-name="T2"> 阅读数 </text:span><text:span text:style-name="T1">829</text:span></text:p>
      <text:section text:style-name="Sect1" text:name="article_content">
        <text:p text:style-name="P1"><text:span text:style-name="T4">版权声明：本文为博主原创文章，遵循</text:span><text:a xlink:type="simple" xlink:href="http://creativecommons.org/licenses/by-sa/4.0/" office:target-frame-name="_blank" xlink:show="new" text:style-name="Internet_20_link" text:visited-style-name="Visited_20_Internet_20_Link"><text:span text:style-name="T7"> </text:span></text:a><text:a xlink:type="simple" xlink:href="http://creativecommons.org/licenses/by-sa/4.0/" office:target-frame-name="_blank" xlink:show="new" text:style-name="Internet_20_link" text:visited-style-name="Visited_20_Internet_20_Link"><text:span text:style-name="T8">CC 4.0 BY-SA </text:span></text:a><text:span text:style-name="T4">版权协议，转载请附上原文出处链接和本声明。</text:span></text:p>
        <text:p text:style-name="P1"><text:span text:style-name="T4">本文链接：</text:span><text:a xlink:type="simple" xlink:href="https://blog.csdn.net/qq_41765712/article/details/81746023" text:style-name="Internet_20_link" text:visited-style-name="Visited_20_Internet_20_Link"><text:span text:style-name="T8">https://blog.csdn.net/qq_41765712/article/details/81746023</text:span></text:a></text:p>
        <text:section text:style-name="Sect1" text:name="content_views">
          <text:p text:style-name="P2"><text:span text:style-name="Emphasis"><text:span text:style-name="Strong_20_Emphasis"><text:span text:style-name="T6">while (~scanf("%d%d",&amp;n,&amp;m))</text:span></text:span></text:span><text:span text:style-name="Emphasis"><text:span text:style-name="Strong_20_Emphasis"><text:span text:style-name="T5">等效于 </text:span></text:span></text:span><text:span text:style-name="Emphasis"><text:span text:style-name="Strong_20_Emphasis"><text:span text:style-name="T6">while (scanf("%d%d",&amp;n,&amp;m)!=</text:span></text:span></text:span><text:a xlink:type="simple" xlink:href="https://www.baidu.com/s?wd=EOF&amp;tn=SE_PcZhidaonwhc_ngpagmjz&amp;rsv_dl=gh_pc_zhidao" text:style-name="Internet_20_link" text:visited-style-name="Visited_20_Internet_20_Link"><text:span text:style-name="Emphasis"><text:span text:style-name="Strong_20_Emphasis"><text:span text:style-name="T9">EOF</text:span></text:span></text:span></text:a><text:span text:style-name="Emphasis"><text:span text:style-name="Strong_20_Emphasis"><text:span text:style-name="T6">)</text:span></text:span></text:span></text:p>
          <text:p text:style-name="P2"><text:span text:style-name="Emphasis"><text:span text:style-name="Strong_20_Emphasis"><text:span text:style-name="T6">~</text:span></text:span></text:span><text:span text:style-name="Emphasis"><text:span text:style-name="Strong_20_Emphasis"><text:span text:style-name="T5">是按位取反</text:span></text:span></text:span></text:p>
          <text:p text:style-name="P2"><text:span text:style-name="Emphasis"><text:span text:style-name="Strong_20_Emphasis"><text:span text:style-name="T6">scanf</text:span></text:span></text:span><text:span text:style-name="Emphasis"><text:span text:style-name="Strong_20_Emphasis"><text:span text:style-name="T5">的返回值是输入值的个数</text:span></text:span></text:span></text:p>
          <text:p text:style-name="P2"><text:span text:style-name="Emphasis"><text:span text:style-name="Strong_20_Emphasis"><text:span text:style-name="T5">如果没有输入值就是返回</text:span></text:span></text:span><text:span text:style-name="Emphasis"><text:span text:style-name="Strong_20_Emphasis"><text:span text:style-name="T6">-1</text:span></text:span></text:span></text:p>
          <text:p text:style-name="P2"><text:span text:style-name="Emphasis"><text:span text:style-name="Strong_20_Emphasis"><text:span text:style-name="T6">-1</text:span></text:span></text:span><text:span text:style-name="Emphasis"><text:span text:style-name="Strong_20_Emphasis"><text:span text:style-name="T5">按位取反结果是</text:span></text:span></text:span><text:span text:style-name="Emphasis"><text:span text:style-name="Strong_20_Emphasis"><text:span text:style-name="T6">0</text:span></text:span></text:span></text:p>
          <text:p text:style-name="P2"><text:span text:style-name="Emphasis"><text:span text:style-name="Strong_20_Emphasis"><text:span text:style-name="T6">while(~scanf("%d", &amp;n))</text:span></text:span></text:span><text:span text:style-name="Emphasis"><text:span text:style-name="Strong_20_Emphasis"><text:span text:style-name="T5">就是当没有输入的时候退出循环</text:span></text:span>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7:02:53.176087097</meta:creation-date>
    <dc:date>2019-09-03T17:03:30.609095729</dc:date>
    <meta:editing-duration>PT40S</meta:editing-duration>
    <meta:editing-cycles>1</meta:editing-cycles>
    <meta:document-statistic meta:table-count="0" meta:image-count="0" meta:object-count="0" meta:page-count="1" meta:paragraph-count="10" meta:word-count="125" meta:character-count="321" meta:non-whitespace-character-count="308"/>
    <meta:generator>LibreOffice/5.1.6.2$Linux_X86_64 LibreOffice_project/10m0$Build-2</meta:generator>
  </office:meta>
</office:document-meta>
</file>